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198cm" table:align="left"/>
    </style:style>
    <style:style style:name="Tabla1.A" style:family="table-column">
      <style:table-column-properties style:column-width="5.17cm"/>
    </style:style>
    <style:style style:name="Tabla1.B" style:family="table-column">
      <style:table-column-properties style:column-width="6.234cm"/>
    </style:style>
    <style:style style:name="Tabla1.C" style:family="table-column">
      <style:table-column-properties style:column-width="5.7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4ceb0" officeooo:paragraph-rsid="0014ceb0" fo:background-color="transparent"/>
    </style:style>
    <style:style style:name="P2" style:family="paragraph" style:parent-style-name="Standard">
      <style:paragraph-properties fo:text-align="justify" style:justify-single-word="false"/>
      <style:text-properties officeooo:rsid="00154417" officeooo:paragraph-rsid="00154417" fo:background-color="transparent"/>
    </style:style>
    <style:style style:name="P3" style:family="paragraph" style:parent-style-name="Text_20_body">
      <style:text-properties officeooo:rsid="0014ceb0" officeooo:paragraph-rsid="0014ceb0"/>
    </style:style>
    <style:style style:name="P4" style:family="paragraph" style:parent-style-name="Table_20_Contents">
      <style:paragraph-properties fo:text-align="justify" style:justify-single-word="false"/>
      <style:text-properties officeooo:rsid="0013cfcf" officeooo:paragraph-rsid="0013cfcf"/>
    </style:style>
    <style:style style:name="P5" style:family="paragraph" style:parent-style-name="Table_20_Contents">
      <style:paragraph-properties fo:text-align="justify" style:justify-single-word="false"/>
      <style:text-properties officeooo:rsid="0013cfcf" officeooo:paragraph-rsid="00142f5b"/>
    </style:style>
    <style:style style:name="P6" style:family="paragraph" style:parent-style-name="Table_20_Contents">
      <style:paragraph-properties fo:text-align="justify" style:justify-single-word="false"/>
      <style:text-properties officeooo:rsid="0013cfcf" officeooo:paragraph-rsid="0013cfcf" fo:background-color="#ffff00"/>
    </style:style>
    <style:style style:name="P7" style:family="paragraph" style:parent-style-name="Table_20_Contents">
      <style:paragraph-properties fo:text-align="justify" style:justify-single-word="false"/>
      <style:text-properties officeooo:rsid="00142f5b" officeooo:paragraph-rsid="00142f5b"/>
    </style:style>
    <style:style style:name="P8" style:family="paragraph" style:parent-style-name="Table_20_Contents">
      <style:paragraph-properties fo:text-align="justify" style:justify-single-word="false"/>
      <style:text-properties officeooo:rsid="0013cfcf" officeooo:paragraph-rsid="0013cfcf" fo:background-color="#ff3333"/>
    </style:style>
    <style:style style:name="P9" style:family="paragraph" style:parent-style-name="Table_20_Contents">
      <style:paragraph-properties fo:text-align="justify" style:justify-single-word="false"/>
      <style:text-properties officeooo:rsid="00142f5b" officeooo:paragraph-rsid="00142f5b" fo:background-color="#ff3333"/>
    </style:style>
    <style:style style:name="P10" style:family="paragraph" style:parent-style-name="Table_20_Contents">
      <style:paragraph-properties fo:text-align="justify" style:justify-single-word="false"/>
      <style:text-properties officeooo:rsid="0013cfcf" officeooo:paragraph-rsid="0013cfcf" fo:background-color="transparent"/>
    </style:style>
    <style:style style:name="P11" style:family="paragraph" style:parent-style-name="Table_20_Contents">
      <style:paragraph-properties fo:text-align="justify" style:justify-single-word="false"/>
      <style:text-properties officeooo:rsid="00142f5b" officeooo:paragraph-rsid="00142f5b" fo:background-color="#6666ff"/>
    </style:style>
    <style:style style:name="P12" style:family="paragraph" style:parent-style-name="Table_20_Contents">
      <style:paragraph-properties fo:text-align="justify" style:justify-single-word="false"/>
      <style:text-properties officeooo:rsid="00142f5b" officeooo:paragraph-rsid="00142f5b" fo:background-color="#00ff66"/>
    </style:style>
    <style:style style:name="P13" style:family="paragraph" style:parent-style-name="Table_20_Contents">
      <style:paragraph-properties fo:text-align="justify" style:justify-single-word="false"/>
      <style:text-properties officeooo:rsid="0013cfcf" officeooo:paragraph-rsid="0013cfcf" fo:background-color="#ccff00"/>
    </style:style>
    <style:style style:name="P14" style:family="paragraph" style:parent-style-name="Table_20_Contents">
      <style:paragraph-properties fo:text-align="justify" style:justify-single-word="false"/>
      <style:text-properties officeooo:rsid="0013cfcf" officeooo:paragraph-rsid="0013cfcf" fo:background-color="#00ccff"/>
    </style:style>
    <style:style style:name="P15" style:family="paragraph" style:parent-style-name="Table_20_Contents">
      <style:paragraph-properties fo:text-align="justify" style:justify-single-word="false"/>
      <style:text-properties officeooo:rsid="00154417" officeooo:paragraph-rsid="00154417" fo:background-color="#00ccff"/>
    </style:style>
    <style:style style:name="P16" style:family="paragraph" style:parent-style-name="Table_20_Contents">
      <style:paragraph-properties fo:text-align="justify" style:justify-single-word="false"/>
      <style:text-properties officeooo:rsid="00154417" officeooo:paragraph-rsid="00154417"/>
    </style:style>
    <style:style style:name="P17" style:family="paragraph" style:parent-style-name="Table_20_Contents">
      <style:paragraph-properties fo:margin-top="0cm" fo:margin-bottom="0cm" loext:contextual-spacing="false" fo:text-align="justify" style:justify-single-word="false"/>
      <style:text-properties officeooo:rsid="00154417" officeooo:paragraph-rsid="00154417"/>
    </style:style>
    <style:style style:name="P18" style:family="paragraph" style:parent-style-name="Table_20_Contents">
      <style:paragraph-properties fo:margin-top="0cm" fo:margin-bottom="0cm" loext:contextual-spacing="false" fo:text-align="justify" style:justify-single-word="false"/>
      <style:text-properties fo:font-size="12pt" officeooo:rsid="00154417" officeooo:paragraph-rsid="00154417" style:font-size-asian="12pt" style:font-size-complex="12pt"/>
    </style:style>
    <style:style style:name="P19" style:family="paragraph" style:parent-style-name="Title">
      <style:text-properties officeooo:rsid="0014ceb0" officeooo:paragraph-rsid="0014ceb0"/>
    </style:style>
    <style:style style:name="P20" style:family="paragraph" style:parent-style-name="Heading_20_1">
      <style:text-properties officeooo:rsid="0013cfcf" officeooo:paragraph-rsid="0013cfcf"/>
    </style:style>
    <style:style style:name="P21" style:family="paragraph" style:parent-style-name="Heading_20_1">
      <style:text-properties officeooo:rsid="00142f5b" officeooo:paragraph-rsid="00142f5b"/>
    </style:style>
    <style:style style:name="P22" style:family="paragraph" style:parent-style-name="Heading_20_1">
      <style:text-properties officeooo:rsid="00154417" officeooo:paragraph-rsid="0015441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2f5b"/>
    </style:style>
    <style:style style:name="T3" style:family="text">
      <style:text-properties fo:background-color="#00ff66" loext:char-shading-value="0"/>
    </style:style>
    <style:style style:name="T4" style:family="text">
      <style:text-properties officeooo:rsid="0014ceb0"/>
    </style:style>
    <style:style style:name="T5" style:family="text">
      <style:text-properties fo:background-color="#6666ff" loext:char-shading-value="0"/>
    </style:style>
    <style:style style:name="T6" style:family="text">
      <style:text-properties fo:background-color="#6666ff" loext:char-shading-value="0"/>
    </style:style>
    <style:style style:name="T7" style:family="text">
      <style:text-properties officeooo:rsid="00154417" fo:background-color="#6666ff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54417"/>
    </style:style>
    <style:style style:name="T10" style:family="text">
      <style:text-properties fo:background-color="#ccff00" loext:char-shading-value="0"/>
    </style:style>
    <style:style style:name="T11" style:family="text">
      <style:text-properties officeooo:rsid="00154417" fo:background-color="#ccff00" loext:char-shading-value="0"/>
    </style:style>
    <style:style style:name="T12" style:family="text">
      <style:text-properties fo:background-color="#ff3333" loext:char-shading-value="0"/>
    </style:style>
    <style:style style:name="T13" style:family="text">
      <style:text-properties fo:background-color="#9900ff" loext:char-shading-value="0"/>
    </style:style>
    <style:style style:name="T14" style:family="text">
      <style:text-properties officeooo:rsid="00154417" fo:background-color="#9900ff" loext:char-shading-value="0"/>
    </style:style>
    <style:style style:name="T15" style:family="text">
      <style:text-properties fo:background-color="#00ccff" loext:char-shading-value="0"/>
    </style:style>
    <style:style style:name="T16" style:family="text">
      <style:text-properties fo:background-color="#00ccff" loext:char-shading-value="0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h text:style-name="P20" text:outline-level="1">Codigo alto nivel (Java)</text:h>
          </table:table-cell>
          <table:table-cell table:style-name="Tabla1.A1" office:value-type="string">
            <text:h text:style-name="P20" text:outline-level="1">Codigo 3 Direcciones.</text:h>
          </table:table-cell>
          <table:table-cell table:style-name="Tabla1.C1" office:value-type="string">
            <text:h text:style-name="P21" text:outline-level="1">Codigo Optimizado <text:span text:style-name="T4">3 Direcciones</text:span></text:h>
          </table:table-cell>
        </table:table-row>
        <table:table-row>
          <table:table-cell table:style-name="Tabla1.A2" office:value-type="string">
            <text:p text:style-name="P4">int x = 0; <text:s text:c="5"/></text:p>
            <text:p text:style-name="P4">Scanner leer = new Scanner(System.in);</text:p>
            <text:p text:style-name="P4">float factorial <text:s/>= 1;</text:p>
            <text:p text:style-name="P6">/* do while para la Validacion de que numero entrante este dentro del </text:p>
            <text:p text:style-name="P4"><text:span text:style-name="T8">rango indicado de [0-16] y que no acepte otros caracteres.*/</text:span></text:p>
            <text:p text:style-name="P4">do{</text:p>
            <text:p text:style-name="P4"><text:tab/>try{</text:p>
            <text:p text:style-name="P4">System.out.println("Ingrese numero en un rango [0-16]");</text:p>
            <text:p text:style-name="P4"><text:tab/><text:tab/>x = leer.nextInt();</text:p>
            <text:p text:style-name="P4"><text:tab/>}catch(Exception e){</text:p>
            <text:p text:style-name="P4">System.out.println("Solo se acepta");</text:p>
            <text:p text:style-name="P4"><text:tab/>}</text:p>
            <text:p text:style-name="P4">}while(x&lt;0 || x&gt;16);</text:p>
            <text:p text:style-name="P4"/>
            <text:p text:style-name="P6">/*while para crear el factorial del numero entrante.*/</text:p>
            <text:p text:style-name="P4"><text:span text:style-name="T1"/></text:p>
            <text:p text:style-name="P4">int val = false;</text:p>
            <text:p text:style-name="P4">while(!val){</text:p>
            <text:p text:style-name="P4"/>
            <text:p text:style-name="P6"><text:s text:c="12"/>/* if para validar cuando x sea 0 terminar el factoria */</text:p>
            <text:p text:style-name="P4"/>
            <text:p text:style-name="P4"><text:tab/>if (x!=0) {</text:p>
            <text:p text:style-name="P4"><text:s text:c="5"/>factorial = factorial*x;</text:p>
            <text:p text:style-name="P4">x--;</text:p>
            <text:p text:style-name="P4">}else{</text:p>
            <text:p text:style-name="P4">val <text:s/>= true;</text:p>
            <text:p text:style-name="P4"><text:tab/>}</text:p>
            <text:p text:style-name="P4">}</text:p>
            <text:p text:style-name="P4">System.out.println(factorial);</text:p>
          </table:table-cell>
          <table:table-cell table:style-name="Tabla1.A2" office:value-type="string">
            <text:p text:style-name="P7">int x;</text:p>
            <text:p text:style-name="P7">long factorial = 1;</text:p>
            <text:p text:style-name="P12">boolean val = false;</text:p>
            <text:p text:style-name="P7"/>
            <text:p text:style-name="P7">:do </text:p>
            <text:p text:style-name="P7"><text:s text:c="2"/>leer x</text:p>
            <text:p text:style-name="P7"><text:s text:c="2"/>if x.type.int goto :pro</text:p>
            <text:p text:style-name="P7"><text:s text:c="4"/>goto :error</text:p>
            <text:p text:style-name="P7">:error</text:p>
            <text:p text:style-name="P7">imprimir "Solo se aceptan numeros." </text:p>
            <text:p text:style-name="P7"/>
            <text:p text:style-name="P7">:pro</text:p>
            <text:p text:style-name="P7"><text:s text:c="2"/>if x&gt;0 goto :iftrue1</text:p>
            <text:p text:style-name="P7"><text:s text:c="2"/><text:tab/> :iftrue1</text:p>
            <text:p text:style-name="P7"><text:s text:c="2"/><text:tab/> <text:s text:c="3"/>if x &lt; 16 goto :iftrue2</text:p>
            <text:p text:style-name="P7"><text:s text:c="2"/><text:tab/> :iftrue2</text:p>
            <text:p text:style-name="P7"><text:s text:c="2"/><text:tab/> <text:s/><text:tab/>goto :fin</text:p>
            <text:p text:style-name="P7"><text:s text:c="3"/>goto :do</text:p>
            <text:p text:style-name="P7">:findo</text:p>
            <text:p text:style-name="P7"/>
            <text:p text:style-name="P7">:while</text:p>
            <text:p text:style-name="P7"><text:s/><text:span text:style-name="T3"><text:s/>if !val goto :fact</text:span></text:p>
            <text:p text:style-name="P12"><text:s text:c="2"/><text:tab/>goto :finwhile</text:p>
            <text:p text:style-name="P7">:fact</text:p>
            <text:p text:style-name="P12"><text:s text:c="3"/>if2 x!=0 goto :metod</text:p>
            <text:p text:style-name="P12"><text:s text:c="3"/>goto :ifwelse</text:p>
            <text:p text:style-name="P7">:metod</text:p>
            <text:p text:style-name="P7"><text:s text:c="2"/>t1 = factoial * x;</text:p>
            <text:p text:style-name="P7"><text:s text:c="2"/>factoria = t1;</text:p>
            <text:p text:style-name="P7"><text:s text:c="2"/>t2= x-1;</text:p>
            <text:p text:style-name="P7"><text:s text:c="2"/>x=t2;</text:p>
            <text:p text:style-name="P7"><text:s text:c="2"/>goto :while</text:p>
            <text:p text:style-name="P12">:ifwelse</text:p>
            <text:p text:style-name="P12"><text:s text:c="2"/>t3 = true;</text:p>
            <text:p text:style-name="P12"><text:s text:c="2"/>val= t3;</text:p>
            <text:p text:style-name="P12"><text:s text:c="2"/>goto :while</text:p>
            <text:p text:style-name="P7">:finwhile</text:p>
            <text:p text:style-name="P7">imprimir t2gm</text:p>
          </table:table-cell>
          <table:table-cell table:style-name="Tabla1.C2" office:value-type="string">
            <text:p text:style-name="P4">int x;</text:p>
            <text:p text:style-name="P4">float factorial = 1;</text:p>
            <text:p text:style-name="P13">// <text:span text:style-name="T2">quitar variable val (1)</text:span></text:p>
            <text:p text:style-name="P4">:do </text:p>
            <text:p text:style-name="P4"><text:s text:c="2"/>leer x</text:p>
            <text:p text:style-name="P5">if x.type.int goto :pro</text:p>
            <text:p text:style-name="P7"><text:s text:c="11"/>goto :error</text:p>
            <text:p text:style-name="P7">:error</text:p>
            <text:p text:style-name="P7">imprir “Solo numero”</text:p>
            <text:p text:style-name="P7">:pro</text:p>
            <text:p text:style-name="P4"><text:s text:c="2"/>if x&gt;0 goto :iftrue1</text:p>
            <text:p text:style-name="P4"><text:s text:c="2"/><text:tab/> :iftrue1</text:p>
            <text:p text:style-name="P4"><text:s text:c="2"/><text:tab/> <text:s text:c="3"/>if x &lt; 16 goto :iftrue2</text:p>
            <text:p text:style-name="P4"><text:s text:c="2"/><text:tab/> :iftrue2</text:p>
            <text:p text:style-name="P4"><text:s text:c="2"/><text:tab/> <text:s/><text:tab/>goto :fin</text:p>
            <text:p text:style-name="P4"><text:s text:c="3"/>goto :do</text:p>
            <text:p text:style-name="P4">:findo</text:p>
            <text:p text:style-name="P4"/>
            <text:p text:style-name="P4">:while</text:p>
            <text:p text:style-name="P8">// <text:span text:style-name="T2">eliminacion del if val </text:span></text:p>
            <text:p text:style-name="P9">(2)</text:p>
            <text:p text:style-name="P9"/>
            <text:p text:style-name="P11">//Cambio de condicion que valida si x es diferente de 0 directamente sobre el while, </text:p>
            <text:p text:style-name="P11">evitando usar un if.<text:span text:style-name="T4">(3)</text:span></text:p>
            <text:p text:style-name="P10"/>
            <text:p text:style-name="P4"><text:s text:c="2"/>if x!=0 goto :fact</text:p>
            <text:p text:style-name="P4"><text:s text:c="2"/><text:tab/><text:span text:style-name="T6">goto :finwhile</text:span></text:p>
            <text:p text:style-name="P4">:fact</text:p>
            <text:p text:style-name="P4"><text:s text:c="2"/>t1 = factoial * x;</text:p>
            <text:p text:style-name="P4"><text:s text:c="2"/>factoria = t1;</text:p>
            <text:p text:style-name="P4"><text:s text:c="2"/>t2= x-1;</text:p>
            <text:p text:style-name="P4"><text:s text:c="2"/>x=t2;</text:p>
            <text:p text:style-name="P4"><text:s text:c="2"/>goto while</text:p>
            <text:p text:style-name="P14">//<text:span text:style-name="T2">eliminacion de else para if de val (4)</text:span></text:p>
            <text:p text:style-name="P4">:finwhile</text:p>
            <text:p text:style-name="P4">imprimir t2</text:p>
          </table:table-cell>
        </table:table-row>
      </table:table>
      <text:p text:style-name="P19"><text:soft-page-break/>Optimizaciones.</text:p>
      <text:p text:style-name="P3"/>
      <text:p text:style-name="P1">1.- <text:span text:style-name="T10">La eliminacion de </text:span><text:span text:style-name="T11">la variable val </text:span><text:span text:style-name="T10">se catal</text:span><text:span text:style-name="T11">o</text:span><text:span text:style-name="T10">ga a una optimizacion de carácter global y/o local.</text:span></text:p>
      <text:p text:style-name="P1"><text:span text:style-name="T10"/></text:p>
      <text:p text:style-name="P1">2. <text:s/><text:span text:style-name="T12">La eliminacion del if se cataloga a una optmizacion de carácter de mirilla</text:span>.</text:p>
      <text:p text:style-name="P1"/>
      <text:p text:style-name="P1">3. <text:s/><text:span text:style-name="T5">La modificacion del while se considera como una optimizacion de bucles por que al sustituir la variable val de atributo boolean, se modifica por el <text:s/>x!=0 en ves de while(!val) </text:span><text:span text:style-name="T7">evitando usar el if para asignar el valor true a la variable val.</text:span></text:p>
      <text:p text:style-name="P1"><text:span text:style-name="T7"/></text:p>
      <text:p text:style-name="P2">4<text:span text:style-name="T15">. <text:s/>Eliminacion de if para asignar val = true;</text:span></text:p>
      <text:p text:style-name="P2"><text:span text:style-name="T15"/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h text:style-name="P22" text:outline-level="1">Codigo Alto nivel Optimizado.</text:h>
          </table:table-cell>
          <table:table-cell table:style-name="Tabla2.B1" office:value-type="string">
            <text:h text:style-name="P22" text:outline-level="1">Codigo Ensamblador.</text:h>
          </table:table-cell>
        </table:table-row>
        <table:table-row>
          <table:table-cell table:style-name="Tabla2.A2" office:value-type="string">
            <text:p text:style-name="P16">int x = 0; <text:s text:c="5"/></text:p>
            <text:p text:style-name="P16">Scanner leer = new Scanner(System.in);</text:p>
            <text:p text:style-name="P16">float factorial <text:s/>= 1;</text:p>
            <text:p text:style-name="P15">// do while para la Validacion de que numero entrante este dentro del </text:p>
            <text:p text:style-name="P15">// rango indicado de [0-16]</text:p>
            <text:p text:style-name="P16"/>
            <text:p text:style-name="P16">do{</text:p>
            <text:p text:style-name="P16"><text:tab/>try{</text:p>
            <text:p text:style-name="P16"><text:tab/><text:tab/>System.out.println("Ingrese numero en un rango [0-16]");</text:p>
            <text:p text:style-name="P16"><text:tab/><text:tab/>x = leer.nextInt();</text:p>
            <text:p text:style-name="P16"><text:tab/>}catch(Exception e){</text:p>
            <text:p text:style-name="P16"><text:tab/><text:tab/>System.out.println("Solo se acepta");</text:p>
            <text:p text:style-name="P16"><text:tab/>}</text:p>
            <text:p text:style-name="P16"/>
            <text:p text:style-name="P16">}while(x&lt;0 || x&gt;16);</text:p>
            <text:p text:style-name="P16"/>
            <text:p text:style-name="P16"/>
            <text:p text:style-name="P16"><text:span text:style-name="T16">// while para crear el factorial del numero entrante.</text:span></text:p>
            <text:p text:style-name="P16">while(x!=0){</text:p>
            <text:p text:style-name="P16"><text:tab/></text:p>
            <text:p text:style-name="P16"><text:tab/><text:tab/>factorial = factorial*x;</text:p>
            <text:p text:style-name="P16"><text:tab/><text:tab/>x--;</text:p>
            <text:p text:style-name="P16"><text:tab/></text:p>
            <text:p text:style-name="P16">}</text:p>
            <text:p text:style-name="P16">System.out.println(factorial);</text:p>
          </table:table-cell>
          <table:table-cell table:style-name="Tabla2.B2" office:value-type="string">
            <text:p text:style-name="P17"><text:tab/><text:span text:style-name="T18">.model small</text:span></text:p>
            <text:p text:style-name="P18"><text:tab/><text:tab/>.stack 64</text:p>
            <text:p text:style-name="P18"><text:tab/>.data</text:p>
            <text:p text:style-name="P18"><text:tab/><text:tab/>x db 5</text:p>
            <text:p text:style-name="P18"><text:tab/><text:tab/>f db 1</text:p>
            <text:p text:style-name="P18"><text:tab/>.code</text:p>
            <text:p text:style-name="P18"><text:tab/>.startup</text:p>
            <text:p text:style-name="P18"><text:tab/>regreso:<text:tab/></text:p>
            <text:p text:style-name="P18"><text:tab/><text:tab/>mov AH,x</text:p>
            <text:p text:style-name="P18"><text:tab/><text:tab/>mov AL,0</text:p>
            <text:p text:style-name="P18"><text:tab/><text:tab/>cmp AH,AL</text:p>
            <text:p text:style-name="P18"><text:tab/><text:tab/>jl fin</text:p>
            <text:p text:style-name="P18"><text:tab/><text:tab/>jmp regreso</text:p>
            <text:p text:style-name="P18"><text:tab/><text:tab/>mov AL,16</text:p>
            <text:p text:style-name="P18"><text:tab/><text:tab/>cmp AH,ALS</text:p>
            <text:p text:style-name="P18"><text:tab/><text:tab/>jg fin</text:p>
            <text:p text:style-name="P18"><text:tab/><text:tab/>jmp regreso</text:p>
            <text:p text:style-name="P18"><text:tab/>fin:</text:p>
            <text:p text:style-name="P18"><text:tab/><text:tab/>mov AL,0</text:p>
            <text:p text:style-name="P18"><text:tab/>regreso2:<text:tab/></text:p>
            <text:p text:style-name="P18"><text:tab/><text:tab/>mov AH,0</text:p>
            <text:p text:style-name="P18"><text:tab/><text:tab/>cmp AH,AL</text:p>
            <text:p text:style-name="P18"><text:tab/><text:tab/>jne if_true</text:p>
            <text:p text:style-name="P18"><text:tab/><text:tab/>je fin2</text:p>
            <text:p text:style-name="P18"><text:tab/>if_true: </text:p>
            <text:p text:style-name="P18"><text:tab/><text:tab/>mov DH,f</text:p>
            <text:p text:style-name="P18"><text:tab/><text:tab/>mul DH,x</text:p>
            <text:p text:style-name="P18"><text:tab/><text:tab/>mov f,DH</text:p>
            <text:p text:style-name="P18"><text:tab/><text:tab/>mov BH,f </text:p>
            <text:p text:style-name="P18"><text:soft-page-break/><text:tab/><text:tab/>dec x</text:p>
            <text:p text:style-name="P18"><text:tab/><text:tab/>jmp regreso</text:p>
            <text:p text:style-name="P18"/>
            <text:p text:style-name="P18"><text:tab/>fin2:</text:p>
            <text:p text:style-name="P18"><text:tab/>.exit</text:p>
            <text:p text:style-name="P18"><text:tab/>end</text:p>
            <text:p text:style-name="P18"/>
          </table:table-cell>
        </table:table-row>
      </table:table>
      <text:p text:style-name="P2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7:23:53.509076583</meta:creation-date>
    <dc:date>2016-12-16T18:07:46.034287779</dc:date>
    <meta:editing-duration>PT2M9S</meta:editing-duration>
    <meta:editing-cycles>1</meta:editing-cycles>
    <meta:document-statistic meta:table-count="2" meta:image-count="0" meta:object-count="0" meta:page-count="3" meta:paragraph-count="158" meta:word-count="507" meta:character-count="3050" meta:non-whitespace-character-count="2460"/>
    <meta:generator>LibreOffice/5.1.4.2$Linux_X86_64 LibreOffice_project/10m0$Build-2</meta:generator>
  </office:meta>
</office:document-meta>
</file>